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2d0" officeooo:paragraph-rsid="000cd2d0"/>
    </style:style>
    <style:style style:name="P2" style:family="paragraph" style:parent-style-name="Standard">
      <style:paragraph-properties fo:text-align="center" style:justify-single-word="false"/>
      <style:text-properties officeooo:rsid="000cd2d0" officeooo:paragraph-rsid="000cd2d0"/>
    </style:style>
    <style:style style:name="P3" style:family="paragraph" style:parent-style-name="Standard">
      <style:paragraph-properties fo:text-align="justify" style:justify-single-word="false"/>
      <style:text-properties officeooo:rsid="000cd2d0" officeooo:paragraph-rsid="000d7bbc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d2d0" officeooo:paragraph-rsid="000cd2d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8699" officeooo:paragraph-rsid="000f27b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405b" officeooo:paragraph-rsid="000e405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405b" officeooo:paragraph-rsid="0010215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f27b5" officeooo:paragraph-rsid="000f27b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0d7bbc" officeooo:paragraph-rsid="000f27b5"/>
    </style:style>
    <style:style style:name="P10" style:family="paragraph" style:parent-style-name="Standard">
      <style:paragraph-properties fo:text-align="justify" style:justify-single-word="false"/>
      <style:text-properties officeooo:paragraph-rsid="000cd2d0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d2d0" officeooo:paragraph-rsid="0010215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d2d0" officeooo:paragraph-rsid="000cd2d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02154" officeooo:paragraph-rsid="0010215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02154" officeooo:paragraph-rsid="0010832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1413e" officeooo:paragraph-rsid="0011413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officeooo:rsid="000cd2d0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0cd2d0" style:font-weight-asian="normal" style:font-weight-complex="normal"/>
    </style:style>
    <style:style style:name="T6" style:family="text">
      <style:text-properties fo:color="#000000" loext:opacity="100%" fo:font-weight="normal" officeooo:rsid="000d7bbc" style:font-weight-asian="normal" style:font-weight-complex="normal"/>
    </style:style>
    <style:style style:name="T7" style:family="text">
      <style:text-properties fo:color="#000000" loext:opacity="100%" fo:font-weight="normal" officeooo:rsid="000d8699" style:font-weight-asian="normal" style:font-weight-complex="normal"/>
    </style:style>
    <style:style style:name="T8" style:family="text">
      <style:text-properties fo:color="#000000" loext:opacity="100%" fo:font-weight="normal" officeooo:rsid="000e405b" style:font-weight-asian="normal" style:font-weight-complex="normal"/>
    </style:style>
    <style:style style:name="T9" style:family="text">
      <style:text-properties fo:color="#000000" loext:opacity="100%" fo:font-weight="normal" officeooo:rsid="000f27b5" style:font-weight-asian="normal" style:font-weight-complex="normal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font-weight="bold" officeooo:rsid="000d8699" style:font-weight-asian="bold" style:font-weight-complex="bold"/>
    </style:style>
    <style:style style:name="T12" style:family="text">
      <style:text-properties fo:color="#000000" loext:opacity="100%" fo:font-weight="bold" officeooo:rsid="000f27b5" style:font-weight-asian="bold" style:font-weight-complex="bold"/>
    </style:style>
    <style:style style:name="T13" style:family="text">
      <style:text-properties fo:color="#000000" loext:opacity="100%" fo:font-weight="bold" officeooo:rsid="00102154" style:font-weight-asian="bold" style:font-weight-complex="bold"/>
    </style:style>
    <style:style style:name="T14" style:family="text">
      <style:text-properties fo:color="#000000" loext:opacity="100%" fo:font-weight="bold" officeooo:rsid="00108329" style:font-weight-asian="bold" style:font-weight-complex="bold"/>
    </style:style>
    <style:style style:name="T15" style:family="text">
      <style:text-properties fo:color="#000000" loext:opacity="100%" officeooo:rsid="000e405b"/>
    </style:style>
    <style:style style:name="T16" style:family="text">
      <style:text-properties fo:color="#000000" loext:opacity="100%" officeooo:rsid="000cd2d0"/>
    </style:style>
    <style:style style:name="T17" style:family="text">
      <style:text-properties fo:color="#000000" loext:opacity="100%" officeooo:rsid="000f27b5"/>
    </style:style>
    <style:style style:name="T18" style:family="text">
      <style:text-properties fo:color="#000000" loext:opacity="100%" officeooo:rsid="00102154"/>
    </style:style>
    <style:style style:name="T19" style:family="text">
      <style:text-properties fo:color="#000000" loext:opacity="100%" officeooo:rsid="00108329"/>
    </style:style>
    <style:style style:name="T20" style:family="text">
      <style:text-properties fo:color="#000000" loext:opacity="100%" officeooo:rsid="0012e1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DAHOUMANE</text:p>
      <text:p text:style-name="P1">Prénom : Abdellah</text:p>
      <text:p text:style-name="P1">N° étudiant : 22209354</text:p>
      <text:p text:style-name="P1"/>
      <text:p text:style-name="P2"><text:span text:style-name="T1">Rapport OBHPC TD2 </text:span>:</text:p>
      <text:p text:style-name="P2">Programmation C et mesures de performances</text:p>
      <text:p text:style-name="P2"/>
      <text:p text:style-name="P12">Initialisation :</text:p>
      <text:p text:style-name="P4"/>
      <text:p text:style-name="P10"><text:span text:style-name="T2">1 - Le laptop est connecté au secteur : </text:span><text:span text:style-name="T5">✓</text:span></text:p>
      <text:p text:style-name="P3"><text:span text:style-name="T4">2 - </text:span><text:span text:style-name="T8">L</text:span><text:span text:style-name="T4">e CPU tourne a une fr</text:span><text:span text:style-name="T6">é</text:span><text:span text:style-name="T4">quence stable : ✓</text:span></text:p>
      <text:p text:style-name="P9"><text:span text:style-name="T8">On fixe la fréquence des </text:span><text:span text:style-name="T9">CPUs</text:span><text:span text:style-name="T8"> e</text:span><text:span text:style-name="T4">n utilisant les commandes bash suivantes : </text:span></text:p>
      <text:p text:style-name="P9"><text:span text:style-name="T10">$ sudo cpupower frequency-set -u </text:span><text:span text:style-name="T12">1,5</text:span><text:span text:style-name="T10">Ghz </text:span><text:span text:style-name="T4">e</text:span><text:span text:style-name="T9">t</text:span><text:span text:style-name="T4"> </text:span><text:span text:style-name="T11">$</text:span><text:span text:style-name="T7"> </text:span><text:span text:style-name="T10">sudo cpupower frequency-set -d </text:span><text:span text:style-name="T12">1,5</text:span><text:span text:style-name="T10">Ghz</text:span></text:p>
      <text:p text:style-name="P5"><text:span text:style-name="T17">Où la</text:span><text:span text:style-name="T3"> fréquence choisie est : </text:span><text:span text:style-name="T17">1,5</text:span><text:span text:style-name="T3">G</text:span><text:span text:style-name="T15">H</text:span><text:span text:style-name="T3">z</text:span></text:p>
      <text:p text:style-name="P8"><text:span text:style-name="T10">$ cpupower -c all frequency-info </text:span><text:span text:style-name="T3">permet de vérifier que les CPUs tournent bien à la fréquence choisie.</text:span></text:p>
      <text:p text:style-name="P6"><text:span text:style-name="T3">3 - Pinner le processus sur un coeur de calcul : </text:span><text:span text:style-name="T16">✓</text:span></text:p>
      <text:p text:style-name="P7"><text:span text:style-name="T16">E</text:span><text:span text:style-name="T3">n utilisant </text:span><text:span text:style-name="T17">lors de l’exécution </text:span><text:span text:style-name="T18">du processus</text:span><text:span text:style-name="T17"> la commande bash : </text:span></text:p>
      <text:p text:style-name="P7"><text:span text:style-name="T13">$ </text:span><text:span text:style-name="T12">taskset -c </text:span><text:span text:style-name="T13">[numéro_du_CPU]</text:span><text:span text:style-name="T12"> ./dgemm </text:span><text:span text:style-name="T13">[n] [r]</text:span></text:p>
      <text:p text:style-name="P7"><text:span text:style-name="T13"/></text:p>
      <text:p text:style-name="P11"><text:span text:style-name="T18">Exercices :</text:span></text:p>
      <text:p text:style-name="P11"><text:span text:style-name="T13"/></text:p>
      <text:p text:style-name="P13"><text:span text:style-name="T3">0 - Extraction des informations sur l’architecture cible :</text:span></text:p>
      <text:p text:style-name="P13"><text:span text:style-name="T3"><text:s text:c="3"/>0.1 - Informations sur le CPU :</text:span></text:p>
      <text:p text:style-name="P13"><text:span text:style-name="T3">- </text:span><text:span text:style-name="T19">Les informations données par </text:span><text:span text:style-name="T14"># lscpu </text:span><text:span text:style-name="T19">se trouvent dans le fichier : « 0.1-lscpu.</text:span><text:span text:style-name="T20">txt</text:span><text:span text:style-name="T19">»</text:span></text:p>
      <text:p text:style-name="P14"><text:span text:style-name="T19">- Les informations données par </text:span><text:span text:style-name="T14"># cat /proc/cpuinfo </text:span><text:span text:style-name="T19">se trouvent dans le fichier : « 0.1-cpuinfo.</text:span><text:span text:style-name="T20">txt</text:span><text:span text:style-name="T19">»</text:span></text:p>
      <text:p text:style-name="P14"><text:span text:style-name="T19"><text:s text:c="3"/>0.2 - Informations sur les caches de données :</text:span></text:p>
      <text:p text:style-name="P15"><text:span text:style-name="T19">L</text:span><text:span text:style-name="T3">es informations sur les caches de données L1, L2 et L3 se trouvent dans les fichiers </text:span><text:span text:style-name="T19">«</text:span><text:span text:style-name="T20">0.2-</text:span><text:span text:style-name="T3">L1.</text:span><text:span text:style-name="T20">txt</text:span><text:span text:style-name="T19">», «</text:span><text:span text:style-name="T20">0.2-</text:span><text:span text:style-name="T3">L2.</text:span><text:span text:style-name="T20">txt</text:span><text:span text:style-name="T19">» </text:span><text:span text:style-name="T3">et </text:span><text:span text:style-name="T19">« </text:span><text:span text:style-name="T20">0.2-</text:span><text:span text:style-name="T3">L3.</text:span><text:span text:style-name="T20">txt</text:span><text:span text:style-name="T19">» </text:span><text:span text:style-name="T3">respectiv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08:58.763503513</meta:creation-date>
    <dc:date>2022-11-14T14:51:17.340234037</dc:date>
    <meta:editing-duration>PT2M46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22" meta:word-count="203" meta:character-count="1150" meta:non-whitespace-character-count="961"/>
  </office:meta>
</office:document-meta>
</file>